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imes" svg:font-family="Times"/>
    <style:font-face style:name="ae_Nice" svg:font-family="ae_Nice" style:font-pitch="variable"/>
    <style:font-face style:name="Nimbus Sans L" svg:font-family="'Nimbus Sans L'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" style:list-style-name="L1"/>
    <style:style style:name="P2" style:family="paragraph" style:parent-style-name="Heading" style:list-style-name="L1"/>
    <style:style style:name="P3" style:family="paragraph" style:parent-style-name="Heading" style:list-style-name="L2"/>
    <style:style style:name="P4" style:family="paragraph" style:parent-style-name="Heading" style:list-style-name="L2"/>
    <style:style style:name="P5" style:family="paragraph" style:parent-style-name="Heading" style:list-style-name="L2"/>
    <style:style style:name="P6" style:family="paragraph" style:parent-style-name="Heading" style:list-style-name="L2"/>
    <style:style style:name="P7" style:family="paragraph" style:parent-style-name="Heading" style:list-style-name="L2"/>
    <style:style style:name="P8" style:family="paragraph" style:parent-style-name="Heading" style:list-style-name="L3"/>
    <style:style style:name="P9" style:family="paragraph" style:parent-style-name="Heading" style:list-style-name="L4"/>
    <style:style style:name="P10" style:family="paragraph" style:parent-style-name="Heading" style:list-style-name="L1"/>
    <style:style style:name="P11" style:family="paragraph" style:parent-style-name="Heading" style:list-style-name="L1"/>
    <style:style style:name="P12" style:family="paragraph" style:parent-style-name="Heading" style:list-style-name="L2"/>
    <style:style style:name="P13" style:family="paragraph" style:parent-style-name="Heading" style:list-style-name="L2"/>
    <style:style style:name="P14" style:family="paragraph" style:parent-style-name="Heading" style:list-style-name="L2"/>
    <style:style style:name="P15" style:family="paragraph" style:parent-style-name="Heading_20_1">
      <style:text-properties style:font-name="Trebuchet MS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Flumotion Transcoder</text:h>
      <text:h text:style-name="Heading_20_2" text:outline-level="2">Specifications</text:h>
      <text:h text:style-name="Heading_20_3" text:outline-level="3">Transcoder Concepts</text:h>
      <text:list text:style-name="L3">
        <text:list-item>
          <text:p text:style-name="P8">Virtual Path</text:p>
        </text:list-item>
      </text:list>
      <text:h text:style-name="Heading_20_3" text:outline-level="3">Logging</text:h>
      <text:list text:style-name="L4">
        <text:list-item>
          <text:p text:style-name="P9">Transcoder Logging Categories</text:p>
        </text:list-item>
      </text:list>
      <text:h text:style-name="Heading_20_3" text:outline-level="3">Configuration Files</text:h>
      <text:list text:style-name="L1">
        <text:list-item>
          <text:p text:style-name="P1">INI Files </text:p>
        </text:list-item>
        <text:list-item>
          <text:p text:style-name="P1">Transcoder Admin Configuration</text:p>
        </text:list-item>
        <text:list-item>
          <text:p text:style-name="P1">File Data-Source Global Configuration</text:p>
        </text:list-item>
        <text:list-item>
          <text:p text:style-name="P1">File Data-Source Customer Configuration</text:p>
        </text:list-item>
      </text:list>
      <text:h text:style-name="Heading_20_3" text:outline-level="3">Templates Variables</text:h>
      <text:list text:style-name="L2">
        <text:list-item>
          <text:p text:style-name="P3">Components Name Templates</text:p>
        </text:list-item>
        <text:list-item>
          <text:p text:style-name="P3">Activity Label Templates</text:p>
        </text:list-item>
        <text:list-item>
          <text:p text:style-name="P3">Configuration File Templates</text:p>
        </text:list-item>
        <text:list-item>
          <text:p text:style-name="P3">Report File Templates</text:p>
        </text:list-item>
        <text:list-item>
          <text:p text:style-name="P3">Output Media/Thumbnail/Link Templates</text:p>
        </text:list-item>
        <text:list-item>
          <text:p text:style-name="P3">Notifications Templates</text:p>
        </text:list-item>
        <text:list-item>
          <text:p text:style-name="P3">Pre-Processes Templates</text:p>
        </text:list-item>
        <text:list-item>
          <text:p text:style-name="P3">Post-Processes Templates</text:p>
        </text:list-item>
      </text:list>
      <text:h text:style-name="Heading_20_3" text:outline-level="3">File System Structure Modifier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imes" svg:font-family="Times"/>
    <style:font-face style:name="ae_Nice" svg:font-family="ae_Nice" style:font-pitch="variable"/>
    <style:font-face style:name="Nimbus Sans L" svg:font-family="'Nimbus Sans L'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="Times"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7-07-30T17:03:05</meta:creation-date>
    <dc:date>2007-07-30T18:24:17</dc:date>
    <dc:language>en-US</dc:language>
    <meta:editing-cycles>13</meta:editing-cycles>
    <meta:editing-duration>PT1H21M1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21" meta:word-count="59" meta:character-count="491"/>
  </office:meta>
</office:document-meta>
</file>